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(W1)" svg:font-family="'Times New (W1)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">
      <style:paragraph-properties fo:margin-left="0.603cm" fo:margin-right="0cm" fo:text-indent="-0.503cm" style:auto-text-indent="false">
        <style:tab-stops>
          <style:tab-stop style:position="0.101cm"/>
        </style:tab-stops>
      </style:paragraph-properties>
      <style:text-properties style:font-name="Arial" fo:font-size="12pt" style:font-size-asian="12pt" style:font-size-complex="12pt"/>
    </style:style>
    <style:style style:name="P2" style:family="paragraph" style:parent-style-name="List">
      <style:paragraph-properties fo:margin-left="0.503cm" fo:margin-right="0cm" fo:text-indent="-0.466cm" style:auto-text-indent="false"/>
      <style:text-properties style:font-name="Arial" fo:font-size="12pt" style:font-size-asian="12pt" style:font-size-complex="12pt"/>
    </style:style>
    <style:style style:name="P3" style:family="paragraph" style:parent-style-name="Standard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" style:family="paragraph" style:parent-style-name="Standard">
      <style:text-properties style:font-name="Arial" fo:font-size="12pt" officeooo:paragraph-rsid="0006fb3b" style:font-name-asian="Symbol" style:font-size-asian="12pt" style:font-name-complex="Arial" style:font-size-complex="10pt"/>
    </style:style>
    <style:style style:name="P5" style:family="paragraph" style:parent-style-name="Standard">
      <style:text-properties style:font-name="Arial" officeooo:paragraph-rsid="0006fb3b" style:font-name-complex="Arial" style:font-size-complex="10pt"/>
    </style:style>
    <style:style style:name="P6" style:family="paragraph" style:parent-style-name="Standard">
      <style:text-properties style:font-name="Arial" officeooo:paragraph-rsid="0006fb3b" style:font-name-complex="Arial"/>
    </style:style>
    <style:style style:name="P7" style:family="paragraph" style:parent-style-name="Standard">
      <style:text-properties fo:color="#ff3333" style:font-name="Arial" fo:font-size="12pt" officeooo:paragraph-rsid="00014ae1" style:font-size-asian="12pt" style:font-size-complex="12pt"/>
    </style:style>
    <style:style style:name="P8" style:family="paragraph" style:parent-style-name="Standard">
      <style:text-properties fo:color="#ff3333" style:font-name="Arial" fo:font-size="12pt" fo:language="es" fo:country="ES" fo:font-style="italic" officeooo:paragraph-rsid="00014ae1" style:font-size-asian="12pt" style:font-style-asian="italic" style:font-size-complex="12pt" style:font-style-complex="italic"/>
    </style:style>
    <style:style style:name="P9" style:family="paragraph" style:parent-style-name="Standard">
      <style:text-properties fo:color="#ff3333" style:font-name="Arial" fo:font-size="12pt" fo:language="es" fo:country="ES" officeooo:paragraph-rsid="00014ae1" style:font-size-asian="12pt" style:font-size-complex="12pt"/>
    </style:style>
    <style:style style:name="P10" style:family="paragraph" style:parent-style-name="Standard">
      <style:text-properties fo:color="#ff3333" style:font-name="Arial" fo:font-size="12pt" fo:language="en" fo:country="US" officeooo:paragraph-rsid="000a1793" style:font-size-asian="12pt" style:font-size-complex="12pt"/>
    </style:style>
    <style:style style:name="P11" style:family="paragraph" style:parent-style-name="Standard">
      <style:text-properties fo:color="#ff3333" style:font-name="Arial" fo:font-size="12pt" fo:language="en" fo:country="US" officeooo:paragraph-rsid="000a1793" style:font-name-asian="Symbol" style:font-size-asian="12pt" style:font-name-complex="Symbol" style:font-size-complex="12pt"/>
    </style:style>
    <style:style style:name="P12" style:family="paragraph" style:parent-style-name="Standard">
      <style:text-properties fo:color="#ff3333" style:font-name="Arial" fo:font-size="12pt" fo:language="en" fo:country="US" officeooo:paragraph-rsid="00014ae1" style:font-name-asian="Symbol" style:font-size-asian="12pt" style:font-name-complex="Symbol" style:font-size-complex="12pt"/>
    </style:style>
    <style:style style:name="P13" style:family="paragraph" style:parent-style-name="Standard">
      <style:text-properties fo:color="#ff3333" style:font-name="Arial" fo:font-size="12pt" officeooo:paragraph-rsid="00014ae1" style:font-name-asian="Symbol" style:font-size-asian="12pt" style:font-name-complex="Symbol" style:font-size-complex="12pt"/>
    </style:style>
    <style:style style:name="P14" style:family="paragraph" style:parent-style-name="Standard">
      <style:text-properties fo:color="#ff3333" style:font-name="Arial" fo:font-size="12pt" officeooo:paragraph-rsid="000a1793" style:font-name-asian="Symbol" style:font-size-asian="12pt" style:font-name-complex="Symbol" style:font-size-complex="12pt"/>
    </style:style>
    <style:style style:name="P15" style:family="paragraph" style:parent-style-name="Standard">
      <style:text-properties officeooo:paragraph-rsid="0006fb3b"/>
    </style:style>
    <style:style style:name="P16" style:family="paragraph" style:parent-style-name="Standard">
      <style:text-properties fo:color="#ff0000" style:font-name="Arial" fo:font-size="12pt" officeooo:paragraph-rsid="00014ae1" style:font-size-asian="12pt" style:font-size-complex="12pt"/>
    </style:style>
    <style:style style:name="P17" style:family="paragraph" style:parent-style-name="Standard">
      <style:paragraph-properties fo:margin-left="1.307cm" fo:margin-right="0cm" fo:text-indent="-1.27cm" style:auto-text-indent="false"/>
      <style:text-properties style:font-name="Arial" fo:font-size="12pt" style:font-size-asian="12pt" style:font-name-complex="Arial" style:font-size-complex="12pt"/>
    </style:style>
    <style:style style:name="P18" style:family="paragraph" style:parent-style-name="List_20_2">
      <style:paragraph-properties fo:margin-left="1.307cm" fo:margin-right="0cm" fo:text-indent="-1.27cm" style:auto-text-indent="false"/>
      <style:text-properties style:font-name="Arial" fo:font-size="12pt" style:font-size-asian="12pt" style:font-name-complex="Arial" style:font-size-complex="12pt"/>
    </style:style>
    <style:style style:name="P19" style:family="paragraph" style:parent-style-name="List_20_2">
      <style:paragraph-properties fo:margin-left="1.307cm" fo:margin-right="0cm" fo:text-indent="-1.27cm" style:auto-text-indent="false"/>
      <style:text-properties style:font-name="Arial" fo:font-size="12pt" style:font-size-asian="12pt" style:font-size-complex="12pt"/>
    </style:style>
    <style:style style:name="P20" style:family="paragraph" style:parent-style-name="List_20_2">
      <style:paragraph-properties fo:margin-left="1.307cm" fo:margin-right="0cm" fo:text-indent="-1.27cm" style:auto-text-indent="false"/>
      <style:text-properties fo:color="#ff0000" style:font-name="Arial" fo:font-size="12pt" officeooo:paragraph-rsid="00014ae1" style:font-size-asian="12pt" style:font-name-complex="Arial" style:font-size-complex="12pt"/>
    </style:style>
    <style:style style:name="P21" style:family="paragraph" style:parent-style-name="Text_20_body">
      <style:paragraph-properties fo:margin-left="1.307cm" fo:margin-right="0cm" fo:text-indent="-1.27cm" style:auto-text-indent="false"/>
      <style:text-properties style:font-name="Arial" fo:font-size="12pt" style:font-size-asian="12pt" style:font-size-complex="12pt"/>
    </style:style>
    <style:style style:name="P22" style:family="paragraph" style:parent-style-name="Standard">
      <style:paragraph-properties fo:margin-left="0cm" fo:margin-right="0cm" fo:text-indent="-1.27cm" style:auto-text-indent="false"/>
      <style:text-properties fo:color="#ff3333" style:font-name="Arial" fo:font-size="12pt" officeooo:rsid="00014ae1" officeooo:paragraph-rsid="00014ae1" style:font-size-asian="12pt" style:font-name-complex="Arial" style:font-size-complex="12pt"/>
    </style:style>
    <style:style style:name="P23" style:family="paragraph" style:parent-style-name="Standard">
      <style:paragraph-properties fo:margin-left="0cm" fo:margin-right="0cm" fo:text-indent="-1.27cm" style:auto-text-indent="false"/>
      <style:text-properties style:font-name="Arial" fo:font-size="12pt" style:font-size-asian="12pt" style:font-name-complex="Arial" style:font-size-complex="12pt"/>
    </style:style>
    <style:style style:name="P24" style:family="paragraph" style:parent-style-name="Standard">
      <style:paragraph-properties fo:margin-left="0cm" fo:margin-right="0cm" fo:text-indent="-1.27cm" style:auto-text-indent="false"/>
      <style:text-properties style:font-name="Arial" fo:font-size="12pt" fo:font-style="italic" style:font-size-asian="12pt" style:font-style-asian="italic" style:font-name-complex="Arial" style:font-size-complex="12pt" style:font-style-complex="italic"/>
    </style:style>
    <style:style style:name="P25" style:family="paragraph" style:parent-style-name="Standard">
      <style:paragraph-properties style:writing-mode="lr-tb"/>
      <style:text-properties fo:color="#ff3333" style:font-name="Arial" fo:font-size="12pt" officeooo:paragraph-rsid="000a1793" style:font-size-asian="12pt" style:font-size-complex="12pt"/>
    </style:style>
    <style:style style:name="P26" style:family="paragraph" style:parent-style-name="Standard">
      <style:paragraph-properties style:writing-mode="lr-tb">
        <style:tab-stops>
          <style:tab-stop style:position="0cm"/>
        </style:tab-stops>
      </style:paragraph-properties>
      <style:text-properties fo:color="#ff3333" style:font-name="Arial" fo:font-size="12pt" officeooo:paragraph-rsid="00014ae1" style:font-size-asian="12pt" style:font-size-complex="12pt"/>
    </style:style>
    <style:style style:name="P27" style:family="paragraph" style:parent-style-name="Text_20_body">
      <style:paragraph-properties fo:margin-left="0.101cm" fo:margin-right="0cm" fo:text-indent="-0.064cm" style:auto-text-indent="false"/>
      <style:text-properties style:font-name="Arial" fo:font-size="12pt" style:font-size-asian="12pt" style:font-name-complex="Arial" style:font-size-complex="12pt"/>
    </style:style>
    <style:style style:name="P28" style:family="paragraph" style:parent-style-name="List_20_3">
      <style:paragraph-properties fo:margin-left="1.27cm" fo:margin-right="0cm" fo:text-indent="-1.27cm" style:auto-text-indent="false"/>
      <style:text-properties style:font-name="Arial" fo:font-size="12pt" style:font-size-asian="12pt" style:font-size-complex="12pt"/>
    </style:style>
    <style:style style:name="P29" style:family="paragraph" style:parent-style-name="List_20_2">
      <style:paragraph-properties fo:margin-left="1.27cm" fo:margin-right="0cm" fo:text-indent="-1.27cm" style:auto-text-indent="false"/>
      <style:text-properties style:font-name="Arial" fo:font-size="12pt" style:font-size-asian="12pt" style:font-size-complex="12pt"/>
    </style:style>
    <style:style style:name="P30" style:family="paragraph" style:parent-style-name="List_20_3">
      <style:paragraph-properties fo:margin-left="0.503cm" fo:margin-right="0cm" fo:text-indent="-0.503cm" style:auto-text-indent="false"/>
      <style:text-properties style:font-name="Arial" fo:font-size="12pt" style:font-size-asian="12pt" style:font-size-complex="12pt"/>
    </style:style>
    <style:style style:name="P31" style:family="paragraph" style:parent-style-name="List_20_2">
      <style:paragraph-properties fo:margin-left="0.302cm" fo:margin-right="0cm" fo:text-indent="-0.265cm" style:auto-text-indent="false"/>
      <style:text-properties style:font-name="Arial" fo:font-size="12pt" style:font-size-asian="12pt" style:font-size-complex="12pt"/>
    </style:style>
    <style:style style:name="P32" style:family="paragraph" style:parent-style-name="Text_20_body">
      <style:paragraph-properties fo:margin-left="0.037cm" fo:margin-right="0cm" fo:text-indent="0cm" style:auto-text-indent="false"/>
      <style:text-properties style:font-name="Arial" fo:font-size="12pt" style:font-name-asian="Symbol" style:font-size-asian="12pt" style:font-name-complex="Symbol" style:font-size-complex="12pt"/>
    </style:style>
    <style:style style:name="P33" style:family="paragraph" style:parent-style-name="Standard" style:list-style-name="WW8Num7">
      <style:text-properties style:font-name="Arial" officeooo:paragraph-rsid="0006fb3b" style:font-name-complex="Arial" style:font-size-complex="10pt"/>
    </style:style>
    <style:style style:name="P34" style:family="paragraph" style:parent-style-name="Standard" style:list-style-name="WW8Num4">
      <style:text-properties style:font-name="Arial" officeooo:paragraph-rsid="0006fb3b" style:font-name-complex="Arial"/>
    </style:style>
    <style:style style:name="P35" style:family="paragraph" style:parent-style-name="Standard">
      <style:text-properties style:font-name="Arial" officeooo:paragraph-rsid="0006fb3b" style:font-name-complex="Arial"/>
    </style:style>
    <style:style style:name="P36" style:family="paragraph" style:parent-style-name="Standard" style:list-style-name="WW8Num7">
      <style:text-properties style:font-name="Arial" fo:font-size="12pt" officeooo:paragraph-rsid="0006fb3b" style:font-name-asian="Symbol" style:font-size-asian="12pt" style:font-name-complex="Arial" style:font-size-complex="10pt"/>
    </style:style>
    <style:style style:name="P37" style:family="paragraph" style:parent-style-name="Standard">
      <style:text-properties style:font-name="Arial" fo:font-size="12pt" officeooo:paragraph-rsid="0006fb3b" style:font-name-asian="Symbol" style:font-size-asian="12pt" style:font-name-complex="Arial" style:font-size-complex="10pt"/>
    </style:style>
    <style:style style:name="P38" style:family="paragraph" style:parent-style-name="Standard">
      <style:text-properties fo:color="#ff3333" style:font-name="Arial" officeooo:paragraph-rsid="0006fb3b" style:font-name-complex="Arial"/>
    </style:style>
    <style:style style:name="P39" style:family="paragraph" style:parent-style-name="Standard">
      <style:paragraph-properties fo:margin-left="0cm" fo:margin-right="0cm" fo:text-indent="-1.27cm" style:auto-text-indent="false"/>
      <style:text-properties style:font-name="Arial" fo:font-size="12pt" officeooo:paragraph-rsid="00014ae1" style:font-size-asian="12pt" style:font-name-complex="Arial" style:font-size-complex="12pt"/>
    </style:style>
    <style:style style:name="P40" style:family="paragraph" style:parent-style-name="Standard" style:list-style-name="WW8Num3">
      <style:paragraph-properties fo:margin-left="0.101cm" fo:margin-right="0cm" fo:text-indent="-0.064cm" style:auto-text-indent="false"/>
      <style:text-properties fo:color="#ff3333" style:font-name="Arial" fo:font-size="12pt" officeooo:paragraph-rsid="0006fb3b" style:font-name-asian="Symbol" style:font-size-asian="12pt" style:font-name-complex="Symbol" style:font-size-complex="12pt"/>
    </style:style>
    <style:style style:name="P41" style:family="paragraph" style:parent-style-name="Standard" style:list-style-name="WW8Num3">
      <style:paragraph-properties fo:margin-left="0.101cm" fo:margin-right="0cm" fo:text-indent="-0.064cm" style:auto-text-indent="false"/>
      <style:text-properties fo:color="#ff3333" style:font-name="Arial" fo:font-size="12pt" officeooo:paragraph-rsid="0008b77b" style:font-name-asian="Symbol" style:font-size-asian="12pt" style:font-name-complex="Symbol" style:font-size-complex="12pt"/>
    </style:style>
    <style:style style:name="P42" style:family="paragraph" style:parent-style-name="Standard" style:list-style-name="WW8Num3">
      <style:paragraph-properties fo:margin-left="0.101cm" fo:margin-right="0cm" fo:text-indent="-0.064cm" style:auto-text-indent="false"/>
      <style:text-properties style:font-name="Arial" fo:font-size="12pt" officeooo:paragraph-rsid="0006fb3b" style:font-name-asian="Symbol" style:font-size-asian="12pt" style:font-name-complex="Symbol" style:font-size-complex="12pt"/>
    </style:style>
    <style:style style:name="P43" style:family="paragraph" style:parent-style-name="Standard" style:list-style-name="WW8Num3">
      <loext:graphic-properties draw:fill="none"/>
      <style:paragraph-properties fo:margin-left="0cm" fo:margin-right="0cm" fo:orphans="2" fo:widows="2" fo:text-indent="-0.6cm" style:auto-text-indent="false" fo:background-color="transparent" style:writing-mode="lr-tb"/>
      <style:text-properties fo:color="#ff3333" style:font-name="Arial" officeooo:rsid="0006fb3b" officeooo:paragraph-rsid="0006fb3b" style:font-name-complex="Arial"/>
    </style:style>
    <style:style style:name="P44" style:family="paragraph" style:parent-style-name="Standard" style:list-style-name="WW8Num3">
      <loext:graphic-properties draw:fill="none"/>
      <style:paragraph-properties fo:margin-left="0cm" fo:margin-right="0cm" fo:orphans="2" fo:widows="2" fo:text-indent="-0.6cm" style:auto-text-indent="false" fo:background-color="transparent" style:writing-mode="lr-tb">
        <style:tab-stops>
          <style:tab-stop style:position="0.688cm"/>
        </style:tab-stops>
      </style:paragraph-properties>
      <style:text-properties fo:color="#ff3333" style:font-name="Arial" officeooo:paragraph-rsid="0008b77b" style:font-name-complex="Arial"/>
    </style:style>
    <style:style style:name="P45" style:family="paragraph" style:parent-style-name="Standard" style:list-style-name="WW8Num3" style:master-page-name="">
      <loext:graphic-properties draw:fill="none"/>
      <style:paragraph-properties fo:margin-left="0cm" fo:margin-right="0cm" fo:orphans="2" fo:widows="2" fo:text-indent="-0.6cm" style:auto-text-indent="false" style:page-number="auto" fo:background-color="transparent" style:writing-mode="lr-tb">
        <style:tab-stops>
          <style:tab-stop style:position="0.688cm"/>
        </style:tab-stops>
      </style:paragraph-properties>
      <style:text-properties style:font-name="Arial" officeooo:paragraph-rsid="0008b77b" style:font-name-complex="Arial"/>
    </style:style>
    <style:style style:name="P46" style:family="paragraph" style:parent-style-name="Standard" style:list-style-name="WW8Num3">
      <loext:graphic-properties draw:fill="none"/>
      <style:paragraph-properties fo:margin-left="-0.101cm" fo:margin-right="0cm" fo:orphans="2" fo:widows="2" fo:text-indent="-0.6cm" style:auto-text-indent="false" fo:background-color="transparent" style:writing-mode="lr-tb"/>
      <style:text-properties fo:color="#ff3333" style:font-name="Arial" officeooo:paragraph-rsid="0006fb3b" style:font-name-complex="Arial"/>
    </style:style>
    <style:style style:name="P47" style:family="paragraph" style:parent-style-name="Standard" style:list-style-name="WW8Num3" style:master-page-name="">
      <loext:graphic-properties draw:fill="none"/>
      <style:paragraph-properties fo:margin-left="-0.101cm" fo:margin-right="0cm" fo:orphans="2" fo:widows="2" fo:text-indent="-0.6cm" style:auto-text-indent="false" style:page-number="auto" fo:background-color="transparent" style:writing-mode="lr-tb"/>
      <style:text-properties style:font-name="Arial" officeooo:paragraph-rsid="0006fb3b" style:font-name-complex="Arial"/>
    </style:style>
    <style:style style:name="P48" style:family="paragraph" style:parent-style-name="Standard">
      <style:paragraph-properties style:writing-mode="lr-tb"/>
      <style:text-properties fo:color="#ff3333" style:font-name="Arial" fo:font-size="12pt" fo:font-weight="bold" officeooo:paragraph-rsid="000a1793" style:font-size-asian="12pt" style:font-weight-asian="bold" style:font-name-complex="Arial" style:font-size-complex="12pt" style:font-weight-complex="bold"/>
    </style:style>
    <style:style style:name="P49" style:family="paragraph" style:parent-style-name="Standard" style:master-page-name="">
      <loext:graphic-properties draw:fill="none"/>
      <style:paragraph-properties fo:margin-left="0cm" fo:margin-right="0cm" fo:orphans="2" fo:widows="2" fo:text-indent="0cm" style:auto-text-indent="false" style:page-number="auto" fo:background-color="transparent" style:writing-mode="lr-tb"/>
      <style:text-properties style:font-name="Arial" officeooo:paragraph-rsid="0006fb3b" style:font-name-complex="Arial"/>
    </style:style>
    <style:style style:name="P50" style:family="paragraph" style:parent-style-name="Standard" style:list-style-name="WW8Num3">
      <style:paragraph-properties fo:margin-left="0cm" fo:margin-right="0cm" fo:text-indent="0cm" style:auto-text-indent="false"/>
      <style:text-properties style:font-name="Arial" fo:font-size="12pt" officeooo:paragraph-rsid="0008b77b" style:font-name-asian="Symbol" style:font-size-asian="12pt" style:font-name-complex="Symbol" style:font-size-complex="12pt"/>
    </style:style>
    <style:style style:name="P51" style:family="paragraph" style:parent-style-name="List_20_2" style:list-style-name="WW8Num3">
      <style:paragraph-properties fo:margin-left="1.307cm" fo:margin-right="0cm" fo:text-indent="-1.27cm" style:auto-text-indent="false">
        <style:tab-stops>
          <style:tab-stop style:position="0.302cm"/>
          <style:tab-stop style:position="0.603cm"/>
          <style:tab-stop style:position="1.709cm"/>
          <style:tab-stop style:position="2.111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52" style:family="paragraph" style:parent-style-name="List_20_2">
      <style:paragraph-properties fo:margin-left="1.307cm" fo:margin-right="0cm" fo:text-indent="-1.27cm" style:auto-text-indent="false"/>
      <style:text-properties style:font-name="Arial" fo:font-size="12pt" officeooo:paragraph-rsid="00014ae1" style:font-size-asian="12pt" style:font-name-complex="Arial" style:font-size-complex="12pt"/>
    </style:style>
    <style:style style:name="P53" style:family="paragraph" style:parent-style-name="List_20_2">
      <style:paragraph-properties fo:margin-left="0.037cm" fo:margin-right="0cm" fo:text-indent="0cm" style:auto-text-indent="false">
        <style:tab-stops>
          <style:tab-stop style:position="0.302cm"/>
          <style:tab-stop style:position="0.603cm"/>
          <style:tab-stop style:position="1.709cm"/>
          <style:tab-stop style:position="2.111cm"/>
        </style:tab-stops>
      </style:paragraph-properties>
    </style:style>
    <style:style style:name="P54" style:family="paragraph" style:parent-style-name="Heading_20_1">
      <style:text-properties style:font-name="Arial" fo:font-size="12pt" officeooo:rsid="00011bda" officeooo:paragraph-rsid="00011bda" style:font-size-asian="12pt" style:font-size-complex="12pt"/>
    </style:style>
    <style:style style:name="P55" style:family="paragraph" style:parent-style-name="Heading_20_1">
      <style:text-properties style:font-name="Arial" fo:font-size="12pt" style:font-size-asian="12pt" style:font-size-complex="12pt"/>
    </style:style>
    <style:style style:name="P56" style:family="paragraph" style:parent-style-name="Heading_20_1">
      <style:paragraph-properties fo:margin-left="1.307cm" fo:margin-right="0cm" fo:text-indent="-1.27cm" style:auto-text-indent="false"/>
      <style:text-properties style:font-name="Arial" fo:font-size="12pt" style:font-size-asian="12pt" style:font-size-complex="12pt"/>
    </style:style>
    <style:style style:name="P57" style:family="paragraph" style:parent-style-name="Heading_20_2">
      <style:paragraph-properties fo:margin-left="1.207cm" fo:margin-right="0cm" fo:text-indent="-1.27cm" style:auto-text-indent="false"/>
      <style:text-properties style:font-name="Arial" fo:font-size="12pt" style:font-size-asian="12pt" style:font-size-complex="12pt"/>
    </style:style>
    <style:style style:name="T1" style:family="text">
      <style:text-properties officeooo:rsid="0006fb3b"/>
    </style:style>
    <style:style style:name="T2" style:family="text">
      <style:text-properties fo:font-weight="bold" style:font-weight-asian="bold" style:font-name-complex="Arial" style:font-weight-complex="bold"/>
    </style:style>
    <style:style style:name="T3" style:family="text">
      <style:text-properties fo:font-weight="bold" officeooo:rsid="0006fb3b" style:font-weight-asian="bold" style:font-name-complex="Ari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6fb3b" style:font-weight-asian="bold" style:font-weight-complex="bold"/>
    </style:style>
    <style:style style:name="T6" style:family="text">
      <style:text-properties fo:font-weight="bold" officeooo:rsid="000eace6" style:font-weight-asian="bold" style:font-weight-complex="bold"/>
    </style:style>
    <style:style style:name="T7" style:family="text">
      <style:text-properties fo:font-weight="bold" officeooo:rsid="0008b77b" style:font-weight-asian="bold" style:font-weight-complex="bold"/>
    </style:style>
    <style:style style:name="T8" style:family="text">
      <style:text-properties style:font-name-complex="Arial"/>
    </style:style>
    <style:style style:name="T9" style:family="text">
      <style:text-properties officeooo:rsid="0008b77b" style:font-name-complex="Ari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italic" style:font-style-asian="italic" style:font-name-complex="Arial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08b77b"/>
    </style:style>
    <style:style style:name="T14" style:family="text">
      <style:text-properties officeooo:rsid="000a1793"/>
    </style:style>
    <style:style style:name="T15" style:family="text">
      <style:text-properties officeooo:rsid="00014ae1"/>
    </style:style>
    <style:style style:name="T16" style:family="text">
      <style:text-properties fo:language="es" fo:country="ES"/>
    </style:style>
    <style:style style:name="T17" style:family="text">
      <style:text-properties fo:language="es" fo:country="ES" fo:font-style="italic" style:font-style-asian="italic" style:font-style-complex="italic"/>
    </style:style>
    <style:style style:name="T18" style:family="text">
      <style:text-properties style:font-name="Arial" fo:font-weight="bold" style:font-weight-asian="bold" style:font-name-complex="Arial" style:font-size-complex="10pt" style:font-weight-complex="bold"/>
    </style:style>
    <style:style style:name="T19" style:family="text">
      <style:text-properties style:font-name="Arial" fo:font-weight="bold" officeooo:rsid="0006fb3b" style:font-weight-asian="bold" style:font-name-complex="Arial" style:font-size-complex="10pt" style:font-weight-complex="bold"/>
    </style:style>
    <style:style style:name="T20" style:family="text">
      <style:text-properties style:font-name="Arial" fo:font-weight="bold" officeooo:rsid="000eace6" style:font-weight-asian="bold" style:font-name-complex="Arial" style:font-size-complex="10pt" style:font-weight-complex="bold"/>
    </style:style>
    <style:style style:name="T21" style:family="text">
      <style:text-properties style:font-name="Arial" style:font-name-complex="Arial" style:font-size-complex="10pt"/>
    </style:style>
    <style:style style:name="T22" style:family="text">
      <style:text-properties style:font-name="Arial" fo:font-style="italic" style:font-style-asian="italic" style:font-name-complex="Arial" style:font-size-complex="10pt" style:font-style-complex="italic"/>
    </style:style>
    <style:style style:name="T23" style:family="text">
      <style:text-properties style:font-name-asian="Arial"/>
    </style:style>
    <style:style style:name="T24" style:family="text">
      <style:text-properties fo:color="#ff3333"/>
    </style:style>
    <style:style style:name="T25" style:family="text">
      <style:text-properties fo:color="#ff3333" officeooo:rsid="0006fb3b"/>
    </style:style>
    <style:style style:name="T26" style:family="text">
      <style:text-properties fo:color="#ff3333" officeooo:rsid="0008b77b"/>
    </style:style>
    <style:style style:name="T27" style:family="text">
      <style:text-properties fo:color="#ff3333" fo:font-weight="bold" style:font-weight-asian="bold" style:font-weight-complex="bold"/>
    </style:style>
    <style:style style:name="T28" style:family="text">
      <style:text-properties fo:text-transform="uppercase"/>
    </style:style>
    <style:style style:name="T29" style:family="text">
      <style:text-properties fo:text-transform="uppercase" fo:color="#ff3333" style:font-name="Times New (W1)" style:font-name-complex="Times New (W1)"/>
    </style:style>
    <style:style style:name="T30" style:family="text">
      <style:text-properties fo:color="#ff0000"/>
    </style:style>
    <style:style style:name="T31" style:family="text">
      <style:text-properties fo:color="#ff0000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4" text:outline-level="1">Economia Geral 2017.<text:span text:style-name="T1">2</text:span> – Prof. Wagner Molina</text:h>
      <text:h text:style-name="P55" text:outline-level="1">Exercício de fixação nº <text:span text:style-name="T1">2</text:span> – <text:s/>Economia Geral</text:h>
      <text:p text:style-name="P3"/>
      <text:p text:style-name="P29"><text:span text:style-name="T2">1-</text:span><text:span text:style-name="T8"> A função de demanda <text:s/>do bem x </text:span><text:span text:style-name="T9">é</text:span><text:span text:style-name="T8">:</text:span></text:p>
      <text:h text:style-name="P57" text:outline-level="2"><text:span text:style-name="T10">Qx</text:span> = 30 – 1,5<text:span text:style-name="T10">Px</text:span> + 0,8<text:span text:style-name="T10">Py</text:span> +10<text:span text:style-name="T10">R</text:span></text:h>
      <text:p text:style-name="P19"><text:span text:style-name="T8">- O bem </text:span><text:span text:style-name="T11">y </text:span><text:span text:style-name="T8">é complementar ou substituto de </text:span><text:span text:style-name="T11">x</text:span><text:span text:style-name="T8">? Por quê?</text:span></text:p>
      <text:p text:style-name="P19"><text:span text:style-name="T8">- O bem </text:span><text:span text:style-name="T11">x </text:span><text:span text:style-name="T8">é normal ou inferior? Por quê?</text:span></text:p>
      <text:p text:style-name="P19"><text:span text:style-name="T8">- Se </text:span><text:span text:style-name="T11">Px </text:span><text:span text:style-name="T8">= 1, </text:span><text:span text:style-name="T11">Py </text:span><text:span text:style-name="T8">= 2 <text:s/>e </text:span><text:span text:style-name="T11">R</text:span><text:span text:style-name="T8"> = 100; <text:s/>Qual a quantidade demandada de </text:span><text:span text:style-name="T11">x</text:span><text:span text:style-name="T8">?</text:span></text:p>
      <text:p text:style-name="P18"/>
      <text:p text:style-name="P39"><text:tab/></text:p>
      <text:p text:style-name="P28"><text:span text:style-name="T2">2-</text:span><text:span text:style-name="T8"> Dados:</text:span></text:p>
      <text:h text:style-name="P57" text:outline-level="2"><text:span text:style-name="T10">Qx </text:span>= 300 – 1,2<text:span text:style-name="T10">Px </text:span>– 0,9<text:span text:style-name="T10">Py </text:span>– 0,1<text:span text:style-name="T10">R</text:span></text:h>
      <text:p text:style-name="P24"><text:tab/></text:p>
      <text:p text:style-name="P18">- O bem x é normal ou inferior?</text:p>
      <text:p text:style-name="P19"><text:span text:style-name="T8">- O bem </text:span><text:span text:style-name="T11">y </text:span><text:span text:style-name="T8">é normal ou substituto de </text:span><text:span text:style-name="T11">x</text:span><text:span text:style-name="T8">? Por quê?</text:span></text:p>
      <text:p text:style-name="P19"><text:span text:style-name="T8">- Supondo que: <text:s/></text:span><text:span text:style-name="T11">Px </text:span><text:span text:style-name="T8">= 2, </text:span><text:span text:style-name="T11">Py </text:span><text:span text:style-name="T8">= 1 e </text:span><text:span text:style-name="T11">R</text:span><text:span text:style-name="T8"> = 100 : <text:s text:c="2"/>qual a quantidade demandada de </text:span><text:span text:style-name="T11">x?</text:span></text:p>
      <text:p text:style-name="P31"><text:span text:style-name="T8">- Se a renda aumentasse em 50%, </text:span><text:span text:style-name="T11">coeteris paribus</text:span><text:span text:style-name="T8">, qual seria a quantidade demandada de </text:span><text:span text:style-name="T11">x</text:span><text:span text:style-name="T8">?</text:span></text:p>
      <text:p text:style-name="P23"><text:tab/></text:p>
      <text:p text:style-name="P48"/>
      <text:p text:style-name="P30"><text:span text:style-name="T2">3-</text:span><text:span text:style-name="T8"> Num mercado de concorrência perfeita, a oferta e a demanda de um produto são dadas, respectivamente, pelas seguintes equações:</text:span></text:p>
      <text:h text:style-name="P56" text:outline-level="1">Oferta (<text:span text:style-name="T12">Qs</text:span>) = 48 + 10P</text:h>
      <text:p text:style-name="P21"><text:span text:style-name="T2">Demanda (Qd) = 300 – 8P</text:span><text:span text:style-name="T8">, </text:span><text:span text:style-name="T11">onde </text:span><text:span text:style-name="T8">P </text:span><text:span text:style-name="T11">= preço do produto.</text:span></text:p>
      <text:p text:style-name="P27">Calcule a quantidade de produto transacionada nesse mercado, quando ele estiver em equilíbrio.</text:p>
      <text:p text:style-name="P32"/>
      <text:p text:style-name="P15"><text:span text:style-name="T19">4</text:span><text:span text:style-name="T20"> </text:span><text:span text:style-name="T18">-</text:span><text:span text:style-name="T21"> A partir da simples observação da equação de demanda </text:span><text:span text:style-name="T22">Qx = 1200 – 0,7Px – 0,8Py + 0,4R</text:span><text:span text:style-name="T21">; </text:span></text:p>
      <text:p text:style-name="P5">podemos afirmar que:</text:p>
      <text:list xml:id="list1850030362" text:style-name="WW8Num7">
        <text:list-item>
          <text:p text:style-name="P33">O bem x possui demanda elástica;</text:p>
        </text:list-item>
        <text:list-item>
          <text:p text:style-name="P33">O bem x é um bem inferior;</text:p>
        </text:list-item>
        <text:list-item>
          <text:p text:style-name="P33">O bem y é complementar ao bem x;</text:p>
        </text:list-item>
        <text:list-item>
          <text:p text:style-name="P33">O bem y é um bem normal;</text:p>
        </text:list-item>
        <text:list-item>
          <text:p text:style-name="P36">Os bens x e y são supérfluos.</text:p>
        </text:list-item>
      </text:list>
      <text:p text:style-name="P4"/>
      <text:list xml:id="list4086561614" text:style-name="WW8Num3">
        <text:list-header>
          <text:p text:style-name="P42"/>
        </text:list-header>
      </text:list>
      <text:p text:style-name="P6"><text:span text:style-name="T5">5</text:span><text:span text:style-name="T4">-</text:span> A EPD do bem X é -0,5. Esta informação permite concluir que:</text:p>
      <text:list xml:id="list493829997" text:style-name="WW8Num4">
        <text:list-item>
          <text:p text:style-name="P34">uma elevação do preço de X determina uma elevação de sua demanda em proporção maior que a elevação do preço</text:p>
        </text:list-item>
        <text:list-item>
          <text:p text:style-name="P34">uma diminuição do preço de X determina uma elevação de sua demanda em proporção maior que a diminuição do preço</text:p>
        </text:list-item>
        <text:list-item>
          <text:p text:style-name="P34">uma elevação do preço de X determina uma redução de sua demanda em proporção menor que a elevação do preço</text:p>
        </text:list-item>
        <text:list-item>
          <text:p text:style-name="P34"><text:soft-page-break/>uma redução do preço de X determina uma diminuição de sua demanda em proporção menor que a redução de preço</text:p>
        </text:list-item>
        <text:list-item>
          <text:p text:style-name="P34"><text:span text:style-name="T23"><text:s/></text:span>uma elevação do preço de X não altera sua demanda</text:p>
        </text:list-item>
      </text:list>
      <text:p text:style-name="P38"/>
      <text:p text:style-name="P49"/>
      <text:p text:style-name="P6"><text:span text:style-name="T5">6</text:span><text:span text:style-name="T6"> </text:span><text:span text:style-name="T4">-</text:span> A EPD de um bem é – 0,8 e a quantidade demandada ao preço atual é de 5000 unidades. Caso o preço sofra uma redução de 5%, a quantidade demandada passará a ser:</text:p>
      <text:p text:style-name="P6">a) 4550 unidades<text:tab/>b) 5550 unidades<text:tab/>c) 5450 unidades</text:p>
      <text:p text:style-name="P6">d) 4450 unidades<text:tab/>e) 5200 unidades</text:p>
      <text:p text:style-name="P6"/>
      <text:list xml:id="list95647872664556" text:continue-list="list4086561614" text:style-name="WW8Num3">
        <text:list-item>
          <text:list>
            <text:list-header>
              <text:p text:style-name="P47"/>
            </text:list-header>
          </text:list>
        </text:list-item>
      </text:list>
      <text:p text:style-name="P6"><text:span text:style-name="T5">7 </text:span><text:span text:style-name="T4">-</text:span> A elasticidade cruzada de dois bens é negativa, logo estes bens são:</text:p>
      <text:p text:style-name="P6">a) complementares<text:tab/>b) substitutos<text:tab/><text:tab/>c) inferiores</text:p>
      <text:p text:style-name="P6">d) bens normais<text:tab/>e) de consumo independente um do outro</text:p>
      <text:p text:style-name="P6"/>
      <text:list xml:id="list95648298526769" text:continue-numbering="true" text:style-name="WW8Num3">
        <text:list-header>
          <text:p text:style-name="P45"/>
        </text:list-header>
      </text:list>
      <text:p text:style-name="P6"><text:span text:style-name="T5">8</text:span><text:span text:style-name="T6"> </text:span><text:span text:style-name="T4">-</text:span> A proporção de renda gasta na aquisição de carne cresce na medida em que a renda de um grupo de consumidores sobe. Mantidos constantes os preços dos produtos, podemos afirmar que a elasticidade-renda da demanda (ERD) da carne, para este grupo de consumidores é:</text:p>
      <text:p text:style-name="P6">a) zero <text:tab/>b) negativa <text:tab/>c) maior que 1 <text:tab/>d) igual a 1<text:tab/>e) menor que 1</text:p>
      <text:p text:style-name="P4"/>
      <text:list xml:id="list95647502359253" text:continue-numbering="true" text:style-name="WW8Num3">
        <text:list-header>
          <text:p text:style-name="P50"/>
        </text:list-header>
      </text:list>
      <text:p text:style-name="P1"><text:span text:style-name="T3">9</text:span><text:span text:style-name="T2">-</text:span><text:span text:style-name="T8"> A elasticidade-preço da demanda (EPD) do produto A é – 3. Se o preço desse produto aumentar em 5%, a quantidade procurada deverá:</text:span></text:p>
      <text:p text:style-name="P17">a) diminuir em 3%<text:tab/>b) diminuir em 15%<text:tab/>c) aumentar em 15%</text:p>
      <text:p text:style-name="P17">d) aumentar em 3%<text:tab/>e) diminuir em 1,5%</text:p>
      <text:p text:style-name="P18"/>
      <text:p text:style-name="P52"/>
      <text:p text:style-name="P2"><text:span text:style-name="T3">10</text:span><text:span text:style-name="T2">-</text:span><text:span text:style-name="T8"> Numa determinada região agrícola, detectou-se o seguinte fenômeno: nos anos de safras ruins, a receita dos produtores de tomate aumenta, enquanto a dos produtores de banana diminui. Nos anos em que as safras são boas, ocorre o inverso...pode-se concluir que provavelmente:</text:span></text:p>
      <text:list xml:id="list95648495861282" text:continue-numbering="true" text:style-name="WW8Num3">
        <text:list-header>
          <text:p text:style-name="P51"><text:span text:style-name="T15">a) </text:span>a demanda de tomates é inelástica</text:p>
          <text:p text:style-name="P51"><text:span text:style-name="T15">b) </text:span>a demanda de bananas é inelástica</text:p>
          <text:p text:style-name="P51"><text:span text:style-name="T15">c) </text:span>bananas e tomates são bens complementares </text:p>
          <text:p text:style-name="P51"><text:span text:style-name="T15">d) n</text:span>as demandas de ambos os bens são elásticas</text:p>
          <text:p text:style-name="P51"><text:span text:style-name="T15">e) </text:span>a elasticidade-renda da banana é menor que a do tomate</text:p>
        </text:list-header>
      </text:list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(W1)" svg:font-family="'Times New (W1)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_20_3" style:display-name="List 3" style:family="paragraph" style:parent-style-name="Standard" style:class="list">
      <style:paragraph-properties fo:margin-left="1.498cm" fo:margin-right="0cm" fo:text-indent="-0.499cm" style:auto-text-indent="false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7z8" style:family="text"/>
    <style:style style:name="WW8Num7z7" style:family="text"/>
    <style:style style:name="WW8Num7z6" style:family="text"/>
    <style:style style:name="WW8Num7z5" style:family="text"/>
    <style:style style:name="WW8Num7z4" style:family="text"/>
    <style:style style:name="WW8Num7z3" style:family="text"/>
    <style:style style:name="WW8Num7z2" style:family="text"/>
    <style:style style:name="WW8Num7z1" style:family="text"/>
    <style:style style:name="WW8Num7z0" style:family="text"/>
    <style:style style:name="Fonte_20_parág._20_padrão" style:display-name="Fonte parág. padrão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0" style:family="text"/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09:51:44.333000000</meta:creation-date>
    <dc:date>2017-09-18T09:56:46.457000000</dc:date>
    <meta:editing-duration>PT5M2S</meta:editing-duration>
    <meta:editing-cycles>1</meta:editing-cycles>
    <meta:document-statistic meta:table-count="0" meta:image-count="0" meta:object-count="0" meta:page-count="2" meta:paragraph-count="50" meta:word-count="619" meta:character-count="3179" meta:non-whitespace-character-count="2589"/>
    <meta:generator>LibreOffice/5.4.1.2$Windows_x86 LibreOffice_project/ea7cb86e6eeb2bf3a5af73a8f7777ac570321527</meta:generator>
  </office:meta>
</office:document-meta>
</file>